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8000002A53920437949181DEE.png" manifest:media-type="image/png"/>
  <manifest:file-entry manifest:full-path="Pictures/10000000000002D5000001025E80B573EA4D93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4" text:anchor-type="char" svg:width="17cm" svg:height="6.048cm" draw:z-index="3"><draw:image xlink:href="Pictures/10000000000002D5000001025E80B573EA4D9338.png" xlink:type="simple" xlink:show="embed" xlink:actuate="onLoad" draw:mime-type="image/png"/></draw:frame></text:p>
      <text:p text:style-name="Standard"><draw:frame draw:style-name="fr2" draw:name="Obraz1" text:anchor-type="char" svg:width="17cm" svg:height="15.143cm" draw:z-index="0"><draw:image xlink:href="Pictures/10000000000002F8000002A53920437949181DEE.png" xlink:type="simple" xlink:show="embed" xlink:actuate="onLoad" draw:mime-type="image/png"/></draw:frame><draw:frame draw:style-name="fr1" draw:name="Obraz2" text:anchor-type="char" svg:width="17cm" svg:height="6.048cm" draw:z-index="1"><draw:image xlink:href="Pictures/10000000000002D5000001025E80B573EA4D9338.png" xlink:type="simple" xlink:show="embed" xlink:actuate="onLoad" draw:mime-type="image/png"/></draw:frame><draw:frame draw:style-name="fr1" draw:name="Obraz3" text:anchor-type="char" svg:width="17cm" svg:height="6.048cm" draw:z-index="2"><draw:image xlink:href="Pictures/10000000000002D5000001025E80B573EA4D93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1:03:20.127000000</meta:creation-date>
    <dc:date>2023-03-05T12:45:48.473000000</dc:date>
    <meta:editing-duration>PT1H42M2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